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e dois réaliser une application, à l'intention de musiciens, dont l'objet est de fournir une indication de tempo visuelle et sonore (métronome) de façon avancée,<text:line-break/>Les principales caractéristiques sont :<text:line-break/>- bien qu'essentiellement orientée vers une représentation visuelle du tempo, cette application devra permettre de produire un son pour le beat et le partager vers l'audio de l'appareil, la sortie ligne, et éventuellement être partagée au format MIDI pour guider le reste des musiciens, La vue paramètre permettra de sélectionner le volume de sortie ainsi que l'interface et le son produit ou non,<text:line-break/>- l'application peut être installée sur un smartphone (PWA ?), et est pleinement responsive,</text:p>
      <text:p text:style-name="Standard">- l'application doit être autonome, c'est à dire fonctionner hors-connexion sans l'utilisation d'un serveur, tout en étant capable de mémoriser des "setlists" regroupants des "morceaux",<text:line-break/>- les setlists et moceaux peuvent être importés / exportés sous forme de fichiers json depuis les paramètres de l'application,</text:p>
      <text:p text:style-name="Standard">- chaque setlist converve une liste de morceaux ainsi que l'ordre de cette liste qui peut être modifié et automatiquement mémorisé à tout moments,<text:line-break/>- chaque morceau est constitué d'un titre, d'une couleur, d'une valeur de tempo (beat per minute) éditable à tout moment, d'une "métrique" (2/2, 4/4, 3/4, etc..), d'une "approche" (ease-in, ease-out, flat, bounce, etc), ces approches comprendront un set d'animations visuelles combinant les informations de la métrique pour offrir à l'utilisateur la représentation la plus adaptée du beat attendu, ces aproches seront éditables dans les paramètres de l'application),<text:line-break/><text:line-break/>Un écran d'accueil présentera une liste des stelists avec la possibilité d'en créer de nouvelles, importer/exporter,<text:line-break/>- sur smartphone l'ouverture d'une setlist affichera une liste de morceaux cliquables pour atteindre la vue morceau, La liste des morceaux proposera les actions : monter/descendre (ordre), supprimer, ainsi qu'un bouton "nouveau",<text:line-break/>- sur desktop, l'ouverture de la setlist affichera une colonne à gauche avec la liste des morceaux comme celle sur smartphone, et à droite (la majeure partie de la page) la vue "morceau",<text:line-break/></text:p>
      <text:p text:style-name="Standard">La vue "morceau" comportera :<text:line-break/>- sur toute la largeur et une hauteur de 15%, le titre du morceau centré, éditable souris/touch/clavier, La couleur d'arrière plan, noire à l'arret, flashera de la couleur sélectionnée (vert #00FF00 par défaut) sur le beat quand le morceaux sera lancé,<text:line-break/>- sur une nouvelle ligne de 10% de la hauteur : un bouton – (extrème gauche) et un bouton + (extrème droite) permettront de modifier la valeur du tempo (par incréments de 1, appui long incrémente en continu avec accélération progressive), Ces boutons feront chacun 10% de la largeur, Le reste de la ligne sera partagé entre l'indication de la valeur actuelle du tempo en gras centré, éditable souris/touch/clavier, sur les 2/3 de la largeur restant, avec un sélecteur/dropdown pour le mode d'approche sélectionné pour compléter la ligne,<text:line-break/>- le bas de la page (15%) sera occupé par 4 boutons morceau précédent, start, stop, morceau suivant<text:line-break/>- le reste de la page sera la zone de visualisation :<text:line-break/>à gauche une colonne montrant un curseur rectangulaire, dont la position sera en haut au moment du beat, en bas à l'opposé, avec une trajctoire conforme à l'approche sélectionnée, La couleur flashera sur le beat (synchronisée avec le titre) et s'aténuera en fonction de l'éloignement du beat,<text:line-break/>Occupant le reste de la ligne, une représentation graphique linéaire du beat basée sur les valeurs de métrique et d'approche sélectionnées, Un dropdown permetra de sélectionner la métrique quelque part autour du graphique, Ce graphique sera animé avec le beat en reprennant le même code de couleur/atténuation,<text:line-break/><text:line-break/>J'ai fait plusieurs app next,js récemment et suis assez confortable avec cet environnement, Je pense utiliser un service comme lovable,dev pour mettre en place la structure de l'application puis la finaliser dans VS Code avec Copilot, Que penses tu de ce "cahier des charges" et peux tu me préparer un prompt plus précis à fournir à lovable,dev ?<text:line-break/><text:soft-page-break/><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M29S</meta:editing-duration>
    <meta:editing-cycles>4</meta:editing-cycles>
    <meta:generator>OpenOffice/4.1.13$Win32 OpenOffice.org_project/4113m1$Build-9810</meta:generator>
    <dc:date>2025-06-09T13:21:55.13</dc:date>
    <dc:creator>Philippe Zénone</dc:creator>
    <meta:document-statistic meta:table-count="0" meta:image-count="0" meta:object-count="0" meta:page-count="2" meta:paragraph-count="4" meta:word-count="640" meta:character-count="4087"/>
    <meta:user-defined meta:name="Info 1"/>
    <meta:user-defined meta:name="Info 2"/>
    <meta:user-defined meta:name="Info 3"/>
    <meta:user-defined meta:name="Info 4"/>
  </office:meta>
</office:document-meta>
</file>